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5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[$Sheet1.$A$1]" style:apply-style-name="Untitled1" style:base-cell-address="Sheet1.K1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map style:condition="cell-content()=[$Sheet1.$A$1]" style:apply-style-name="Untitled1" style:base-cell-address="Sheet1.K1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number-columns-repeated="5" table:default-cell-style-name="ce1"/>
        <table:table-column table:style-name="co3" table:default-cell-style-name="ce3"/>
        <table:table-column table:style-name="co3" table:number-columns-repeated="5" table:default-cell-style-name="ce1"/>
        <table:table-column table:style-name="co3" table:default-cell-style-name="ce2"/>
        <table:table-column table:style-name="co3" table:number-columns-repeated="1012" table:default-cell-style-name="Default"/>
        <table:table-row table:style-name="ro2">
          <table:table-cell table:number-columns-repeated="5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→</text:p>
          </table:table-cell>
          <table:table-cell table:number-columns-repeated="5" office:value-type="string">
            <text:p>↓</text:p>
          </table:table-cell>
          <table:table-cell table:number-columns-repeated="2" office:value-type="string">
            <text:p>←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table:number-columns-repeated="3" office:value-type="string">
            <text:p>→</text:p>
          </table:table-cell>
          <table:table-cell table:number-columns-repeated="3" office:value-type="string">
            <text:p>↓</text:p>
          </table:table-cell>
          <table:table-cell office:value-type="string">
            <text:p>←</text:p>
          </table:table-cell>
          <table:table-cell table:number-columns-repeated="2"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↓</text:p>
          </table:table-cell>
          <table:table-cell table:number-columns-repeated="3" office:value-type="string">
            <text:p>→</text:p>
          </table:table-cell>
          <table:table-cell table:number-columns-repeated="2" office:value-type="string">
            <text:p>↓</text:p>
          </table:table-cell>
          <table:table-cell table:number-columns-repeated="2" office:value-type="string">
            <text:p>←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→</text:p>
          </table:table-cell>
          <table:table-cell table:number-columns-repeated="5" office:value-type="string">
            <text:p>↓</text:p>
          </table:table-cell>
          <table:table-cell table:number-columns-repeated="2" office:value-type="string">
            <text:p>←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office:value-type="float" office:value="1">
            <text:p>1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→</text:p>
          </table:table-cell>
          <table:table-cell office:value-type="string">
            <text:p>↑</text:p>
          </table:table-cell>
          <table:table-cell office:value-type="string">
            <text:p>→</text:p>
          </table:table-cell>
          <table:table-cell table:number-columns-repeated="3" office:value-type="string">
            <text:p>↑</text:p>
          </table:table-cell>
          <table:table-cell table:number-columns-repeated="2" office:value-type="string">
            <text:p>←</text:p>
          </table:table-cell>
          <table:table-cell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↑</text:p>
          </table:table-cell>
          <table:table-cell office:value-type="string">
            <text:p>→</text:p>
          </table:table-cell>
          <table:table-cell table:number-columns-repeated="4" office:value-type="string">
            <text:p>↑</text:p>
          </table:table-cell>
          <table:table-cell office:value-type="string">
            <text:p>←</text:p>
          </table:table-cell>
          <table:table-cell table:number-columns-repeated="2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table:number-columns-repeated="2" office:value-type="string">
            <text:p>→</text:p>
          </table:table-cell>
          <table:table-cell table:number-columns-repeated="6" office:value-type="string">
            <text:p>↑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→</text:p>
          </table:table-cell>
          <table:table-cell table:number-columns-repeated="4" office:value-type="string">
            <text:p>↑</text:p>
          </table:table-cell>
          <table:table-cell table:number-columns-repeated="2" office:value-type="string">
            <text:p>←</text:p>
          </table:table-cell>
          <table:table-cell office:value-type="string">
            <text:p>↑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table:number-columns-repeated="5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office:value-type="string">
            <text:p>Z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17/03/2012</text:date>, <text:time>22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6T16:25:55</meta:creation-date>
    <dc:date>2012-03-17T22:49:28</dc:date>
    <dc:creator>Rafael Beirigo</dc:creator>
    <meta:editing-duration>PT01H38M18S</meta:editing-duration>
    <meta:editing-cycles>8</meta:editing-cycles>
    <meta:generator>OpenOffice.org/3.2$Unix OpenOffice.org_project/320m12$Build-9483</meta:generator>
    <meta:document-statistic meta:table-count="3" meta:cell-count="144" meta:object-count="0"/>
  </office:meta>
</office:document-meta>
</file>